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LO! - Recenzja</text:p>
      <text:p text:style-name="P1"/>
      <text:p text:style-name="P1">Książka Dawida Webera na pierwszy rzut oka może nie zachęcać. W końcu jak tu nie mieć mieszanych uczuć względem militarnego s-f, opowiadającego o zmaganiach ważących tysiące ton inteligentnych czołgów, mających bronić ludzi przed Obcymi? Tak opis brzmi raczej jak zapowiedź pulpy do czytania w pociągu niż poważnej literatury. Wrażenie to potęguje okładka polskiego wydania, której grafika nasuwa raczej skojarzenia z okładką komiksu o Transformerach.</text:p>
      <text:p text:style-name="P1">Jednak pozory mogą mylić i tak też jest w przypadku „Bolo!”. Od strony fabularnej jest to zbiór pięciu opowiadań, które byłyby dość typowymi historiami wojennymi, gdyby nie udział tych niesamowitych czołgów. <text:s/></text:p>
      <text:p text:style-name="P1">Chociaż każde z tych opowiadań opisuje inny psychologiczny aspekt wojny – jak poświęcenie, wierność, zdrada czy poczucie obowiązku – to łączy je jeden wspólny motyw: ukazanie zimnej logiki wojny, którą kieruje wyłącznie swoisty rachunek ekonomiczny. Życie jednostki ma wartość tylko dopóki jest potrzebne do zwycięstwa, a poświęcenie go jest rzeczą niepodlegającą dyskusji, jeśli tylko korzyści przewyższą straty. Ta kalkulacja zysków i strat jest uwydatniona przez charakter sztucznej inteligencji, która kalkulując z góry wyniki swoich działań z dokładnością do piątego miejsca, nie pozostawia pola na typowo ludzkie nadzieje i złudzenia, dające pretekst do ratowania towarzyszy za wszelką cenę czy podejmowania beznadziejnych akcji tylko dlatego, że są one „właściwe”. Przewidywalność wyników, charakterystyczna dla bitew z udziałem Bolo!, nie pozostawia nawet nadziei na własne ocalenie, albowiem cybernetyczny mózg czołgu wie nie tylko, że przyjdzie mu polegnąć w bitwie, ale nawet to, jak długo przetrwa. Taki stan rzeczy stawia w nowym świetle kwestie bohaterstwa i obowiązku na polu bitwy. Okazuje się, że „wojna nigdy się nie zmienia” i nawet jeśli jesteś tysiąctonową machiną wojenną, zdolną niszczyć floty inwazyjne, to wciąż jesteś tylko mięsem armatnim, które zostanie poświęcone, jeśli będzie tego wymagała sytuacja taktyczna. I nawet jeśli twoja indywidualna historia stanie się materiałem na pełne patosu opowiadanko wojenne, to zawsze byłaś całkowicie zastępowalna i w gruncie rzeczy nigdy nie miałaś wyboru. A czy można mówić o bohaterstwie, jeśli czyny nie zależą od indywidualnych decyzji, tylko od prostej logiki? Czy to po prostu obowiązek?</text:p>
      <text:p text:style-name="P1">Od strony literackiej książka trzyma wysoki poziom. Historie, chociaż przewidywalne, nie nużą. Opisy bitew usatysfakcjonują fanów militarnej s-f. Są odpowiednio wypełnione technicznymi szczegółami, choć same czołgi Bolo, zwyczajnie zbyt duże i potężne, nie ułatwiają zawieszenia niewiary. Nie przeszkadza to jednak w czytaniu, jeśli przyjmie się, że taka jest estetyka tego uniwersum.</text:p>
      <text:p text:style-name="P1"/>
      <text:p text:style-name="P1">Okładka</text:p>
      <text:p text:style-name="P1"><text:a xlink:type="simple" xlink:href="https://orig00.deviantart.net/4b79/f/2010/323/e/4/bolo___we_are_already_in_hell_by_shimmering_sword-d336pwn.jpg" text:style-name="Internet_20_link" text:visited-style-name="Visited_20_Internet_20_Link"><text:span text:style-name="T1">https://orig00.deviantart.net/4b79/f/2010/323/e/4/bolo___we_are_already_in_hell_by_shimmering_sword-d336pwn.jpg</text:span></text:a></text:p>
      <text:p text:style-name="P1"/>
      <text:p text:style-name="P1">Źródło</text:p>
      <text:p text:style-name="P1"><text:a xlink:type="simple" xlink:href="https://shimmering-sword.deviantart.com/art/Bolo-We-Are-Already-In-Hell-186750887" text:style-name="Internet_20_link" text:visited-style-name="Visited_20_Internet_20_Link"><text:span text:style-name="T1">https://shimmering-sword.deviantart.com/art/Bolo-We-Are-Already-In-Hell-186750887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1-25T20:33:26.466000000</dc:date>
    <meta:editing-duration>PT23M37S</meta:editing-duration>
    <meta:editing-cycles>1</meta:editing-cycles>
    <meta:document-statistic meta:table-count="0" meta:image-count="0" meta:object-count="0" meta:page-count="1" meta:paragraph-count="9" meta:word-count="389" meta:character-count="2927" meta:non-whitespace-character-count="2543"/>
  </office:meta>
</office:document-meta>
</file>